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RobotoDraft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4" style:font-name="Google Sans" fo:font-size="16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ânia Fernando Agustinho Timm nasceu aos 2 de Outubro de 2000 na cidade de Quelimane Província da Zambézia, atualmente frequenta o 3° ano no curso de ciências políticas relações internacionais, estudante da Faculdade de Ciência Sociais e Politica-UC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RobotoDraft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8:01:38.644265796</meta:creation-date>
    <dc:date>2020-02-23T18:04:18.363264196</dc:date>
    <meta:editing-duration>PT2M47S</meta:editing-duration>
    <meta:editing-cycles>1</meta:editing-cycles>
    <meta:document-statistic meta:table-count="0" meta:image-count="0" meta:object-count="0" meta:page-count="1" meta:paragraph-count="1" meta:word-count="38" meta:character-count="250" meta:non-whitespace-character-count="213"/>
    <meta:generator>LibreOffice/6.0.7.3$Linux_X86_64 LibreOffice_project/00m0$Build-3</meta:generator>
  </office:meta>
</office:document-meta>
</file>